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1pt" style:font-size-asian="11pt" style:font-size-complex="11pt"/>
    </style:style>
    <style:style style:name="P5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fo:font-size="12pt" fo:language="pt" fo:country="BR" style:font-size-asian="12pt" style:font-size-complex="12pt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10" style:family="paragraph" style:parent-style-name="Text_20_body">
      <style:paragraph-properties fo:margin-left="0.9835in" fo:margin-right="0in" fo:text-align="justify" style:justify-single-word="false" fo:text-indent="0in" style:auto-text-indent="false"/>
      <style:text-properties fo:font-size="11pt" style:font-size-asian="11pt" style:font-size-complex="11pt"/>
    </style:style>
    <style:style style:name="P11" style:family="paragraph" style:parent-style-name="Text_20_body">
      <style:paragraph-properties fo:margin-left="0.9835in" fo:margin-right="0in" fo:text-align="justify" style:justify-single-word="false" fo:text-indent="0in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12" style:family="paragraph" style:parent-style-name="Text_20_body">
      <style:paragraph-properties fo:margin-left="1.4752in" fo:margin-right="0in" fo:text-align="justify" style:justify-single-word="false" fo:text-indent="0in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style:font-name="Times New Roman" fo:font-size="11pt" fo:language="pt" fo:country="BR" fo:font-weight="bold" style:letter-kerning="true" style:font-name-asian="Times New Roman" style:font-size-asian="11pt" style:language-asian="zh" style:country-asian="CN" style:font-weight-asian="bold" style:font-size-complex="11pt" style:font-weight-complex="bold"/>
    </style:style>
    <style:style style:name="P14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font-size="11pt" fo:language="pt" fo:country="BR" fo:font-weight="bold" style:font-size-asian="11pt" style:font-weight-asian="bold" style:font-size-complex="11pt" style:font-weight-complex="bold"/>
    </style:style>
    <style:style style:name="P15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1pt" fo:language="pt" fo:country="BR" fo:font-weight="bold" style:font-size-asian="11pt" style:font-weight-asian="bold" style:font-size-complex="11pt"/>
    </style:style>
    <style:style style:name="P16" style:family="paragraph" style:parent-style-name="Text_20_body">
      <style:paragraph-properties fo:margin-left="0.4063in" fo:margin-right="0in" fo:text-align="justify" style:justify-single-word="false" fo:text-indent="0in" style:auto-text-indent="false">
        <style:tab-stops/>
      </style:paragraph-properties>
    </style:style>
    <style:style style:name="P17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18" style:family="paragraph" style:parent-style-name="Text_20_body">
      <style:paragraph-properties fo:margin-left="0.4917in" fo:margin-right="0in" fo:text-align="justify" style:justify-single-word="false" fo:text-indent="0in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19" style:family="paragraph" style:parent-style-name="Standard">
      <style:paragraph-properties fo:margin-left="0.4917in" fo:margin-right="0in" fo:text-align="justify" style:justify-single-word="false" fo:text-indent="0in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20" style:family="paragraph" style:parent-style-name="Text_20_body">
      <style:paragraph-properties fo:margin-left="0.4898in" fo:margin-right="0in" fo:text-align="justify" style:justify-single-word="false" fo:text-indent="0in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21" style:family="paragraph" style:parent-style-name="Standard" style:list-style-name="L1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22" style:family="paragraph" style:parent-style-name="Standard" style:list-style-name="L2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23" style:family="paragraph" style:parent-style-name="Standard" style:list-style-name="L3">
      <style:paragraph-properties fo:text-align="justify" style:justify-single-word="false"/>
      <style:text-properties style:font-name="Times New Roman"/>
    </style:style>
    <style:style style:name="P24" style:family="paragraph" style:parent-style-name="Standard" style:master-page-name="Standard">
      <style:paragraph-properties fo:text-align="center" style:justify-single-word="false" style:page-number="auto"/>
    </style:style>
    <style:style style:name="P25" style:family="paragraph" style:parent-style-name="Text_20_body" style:list-style-name="WW8Num7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26" style:family="paragraph" style:parent-style-name="Text_20_body" style:list-style-name="WW8Num2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27" style:family="paragraph" style:parent-style-name="Text_20_body" style:list-style-name="L3">
      <style:paragraph-properties fo:text-align="justify" style:justify-single-word="false"/>
    </style:style>
    <style:style style:name="P28" style:family="paragraph" style:parent-style-name="Text_20_body" style:list-style-name="WW8Num2">
      <style:paragraph-properties fo:margin-left="0in" fo:margin-right="0in" fo:text-align="justify" style:justify-single-word="false" fo:text-indent="0.4917in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29" style:family="paragraph" style:parent-style-name="Heading_20_1">
      <style:text-properties fo:font-size="11pt" style:font-size-asian="11pt" style:font-size-complex="11pt"/>
    </style:style>
    <style:style style:name="P30" style:family="paragraph" style:parent-style-name="Heading_20_1">
      <style:paragraph-properties fo:margin-left="0.5in" fo:margin-right="0in" fo:text-indent="-0.5in" style:auto-text-indent="false"/>
      <style:text-properties fo:font-size="11pt" style:font-size-asian="11pt" style:font-size-complex="11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24pt" fo:language="pt" fo:country="BR" style:font-size-asian="24pt" style:font-size-complex="24pt"/>
    </style:style>
    <style:style style:name="T4" style:family="text">
      <style:text-properties style:font-name="Times New Roman" fo:font-size="11pt" fo:language="pt" fo:country="BR" style:letter-kerning="true" style:font-name-asian="Times New Roman" style:font-size-asian="11pt" style:language-asian="zh" style:country-asian="CN" style:font-size-complex="11pt"/>
    </style:style>
    <style:style style:name="T5" style:family="text">
      <style:text-properties fo:color="#000000" fo:font-size="11pt" fo:language="pt" fo:country="BR" style:font-size-asian="11pt" style:font-size-complex="11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fo:language="pt" fo:country="BR" style:font-size-asian="11pt" style:font-size-complex="11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0LVL1" text:bullet-char="o">
        <style:list-level-properties text:space-before="0.7398in" text:min-label-width="0.25in"/>
        <style:text-properties style:font-name="Courier New"/>
      </text:list-level-style-bullet>
      <text:list-level-style-bullet text:level="2" text:style-name="WW_5f_CharLFO20LVL2" text:bullet-char="o">
        <style:list-level-properties text:space-before="1.2398in" text:min-label-width="0.25in"/>
        <style:text-properties style:font-name="Courier New"/>
      </text:list-level-style-bullet>
      <text:list-level-style-bullet text:level="3" text:style-name="WW_5f_CharLFO20LVL3" text:bullet-char="">
        <style:list-level-properties text:space-before="1.7398in" text:min-label-width="0.25in"/>
        <style:text-properties style:font-name="Wingdings"/>
      </text:list-level-style-bullet>
      <text:list-level-style-bullet text:level="4" text:style-name="WW_5f_CharLFO20LVL4" text:bullet-char="">
        <style:list-level-properties text:space-before="2.2398in" text:min-label-width="0.25in"/>
        <style:text-properties style:font-name="Symbol"/>
      </text:list-level-style-bullet>
      <text:list-level-style-bullet text:level="5" text:style-name="WW_5f_CharLFO20LVL5" text:bullet-char="o">
        <style:list-level-properties text:space-before="2.7398in" text:min-label-width="0.25in"/>
        <style:text-properties style:font-name="Courier New"/>
      </text:list-level-style-bullet>
      <text:list-level-style-bullet text:level="6" text:style-name="WW_5f_CharLFO20LVL6" text:bullet-char="">
        <style:list-level-properties text:space-before="3.2398in" text:min-label-width="0.25in"/>
        <style:text-properties style:font-name="Wingdings"/>
      </text:list-level-style-bullet>
      <text:list-level-style-bullet text:level="7" text:style-name="WW_5f_CharLFO20LVL7" text:bullet-char="">
        <style:list-level-properties text:space-before="3.7398in" text:min-label-width="0.25in"/>
        <style:text-properties style:font-name="Symbol"/>
      </text:list-level-style-bullet>
      <text:list-level-style-bullet text:level="8" text:style-name="WW_5f_CharLFO20LVL8" text:bullet-char="o">
        <style:list-level-properties text:space-before="4.2398in" text:min-label-width="0.25in"/>
        <style:text-properties style:font-name="Courier New"/>
      </text:list-level-style-bullet>
      <text:list-level-style-bullet text:level="9" text:style-name="WW_5f_CharLFO20LVL9" text:bullet-char="">
        <style:list-level-properties text:space-before="4.7398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2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2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2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2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21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Fonte_20_parág._20_padrão"><text:span text:style-name="T3">Memória Virtual<text:line-break/> Caso de Uso: Enviar Convite</text:span></text:span></text:p>
      <text:p text:style-name="P7"/>
      <text:h text:style-name="P30" text:outline-level="1">Breve Descrição</text:h>
      <text:p text:style-name="P9">O Administrador ou o Gerente deseja iniciar o cadastro de um novo usuário no sistema. Para isso envia um convite para o e-mail do candidato a usuário contendo as instruções para a continuação do processo de cadastro. Também é possível, através de uma única operação, fazer convites coletivos (mais de um usuário a ser cadastrado).</text:p>
      <text:h text:style-name="P29" text:outline-level="1">Breve Descrição dos Atores</text:h>
      <text:p text:style-name="P9">- Gerente (da Instituição): Envia o convite para o cadastramento de revisores e catalogadores para sua instituição.</text:p>
      <text:p text:style-name="P8"><text:span text:style-name="Fonte_20_parág._20_padrão"><text:span text:style-name="T8">- Administrador (do Sistema): Envia o convite para o cadastramento </text:span></text:span><text:span text:style-name="Fonte_20_parág._20_padrão"><text:span text:style-name="T5">de outros administradores,</text:span></text:span><text:span text:style-name="Fonte_20_parág._20_padrão"><text:span text:style-name="T8"> assim como gerentes, revisores e catalogadores.</text:span></text:span></text:p>
      <text:h text:style-name="P29" text:outline-level="1">Pré-condições</text:h>
      <text:p text:style-name="P9">- O Administrador/Gerente está cadastrado e logado no sistema.</text:p>
      <text:p text:style-name="P9">- O e-mail do(s) candidato(s) a usuário deve ser fornecido.</text:p>
      <text:h text:style-name="P29" text:outline-level="1">Fluxo Básico de eventos</text:h>
      <text:list xml:id="list977631233" text:style-name="WW8Num7">
        <text:list-item text:start-value="1">
          <text:p text:style-name="P25">O Administrador/gerente seleciona a opção “Enviar Convites”;</text:p>
        </text:list-item>
        <text:list-item>
          <text:p text:style-name="P25">O sistema exibe uma tela contendo os seguintes itens de preenchimento obrigatório:</text:p>
        </text:list-item>
      </text:list>
      <text:p text:style-name="P10">- campo para inserção do e-mail do candidato a usuário;</text:p>
      <text:p text:style-name="P11">- opção para selecionar o “Prazo de Validade” do convite que pode ser de 1 a 30 dias;</text:p>
      <text:p text:style-name="P11">- opção para selecionar o “Nível de Acesso” ao sistema que será concedido ao candidato a usuário:</text:p>
      <text:p text:style-name="P12">a.<text:tab/>As opções de nível de acesso ao sistema exibidas dependem do tipo de usuário que está criando o convite, ou seja, respeitam o proposto na Seção <text:s/><text:span text:style-name="T6">Breve Descrição dos Atores</text:span>.</text:p>
      <text:p text:style-name="P11">- opção para selecionar a “Instituição” a qual o candidato a usuário estará vinculado;</text:p>
      <text:p text:style-name="P11">- campo para adicionar “Mensagem Personalizada” ao convite (preenchimento opcional);</text:p>
      <text:p text:style-name="P11">- opção “Enviar” o convite;</text:p>
      <text:p text:style-name="P11">- opção “Cancelar” para desistir de enviar convite;</text:p>
      <text:list xml:id="list1506595674" text:continue-numbering="true" text:style-name="WW8Num7">
        <text:list-item>
          <text:p text:style-name="P25"><text:s text:c="3"/>O administrador/gerente informa ao sistema o e-mail do candidato a usuário ou, no caso de convite coletivo, os e-mails dos candidatos a usuários:</text:p>
        </text:list-item>
      </text:list>
      <text:p text:style-name="P11"><text:soft-page-break/>a.<text:tab/>No caso da criação de convites coletivos o nível de acesso ao sistema deve ser o mesmo para todos os candidatos a usuários envolvidos.</text:p>
      <text:list xml:id="list2004135239" text:continue-numbering="true" text:style-name="WW8Num7">
        <text:list-item>
          <text:p text:style-name="P25">O Administrador/Gerente seleciona, entre as opções exibidas, o Tempo de Validade do Convite, caso essa opção esteja disponível, o Nível de Acesso do Usuário e a Instituição a qual o candidato a usuário está vinculado;</text:p>
        </text:list-item>
        <text:list-item>
          <text:p text:style-name="P25">O Administrador/Gerente, caso possua alguma informação para adicionar, preenche o campo para envio de mensagem personalizada;</text:p>
        </text:list-item>
        <text:list-item>
          <text:p text:style-name="P25">O Administrador/Gerente seleciona a opção “Enviar” confirmando o envio do convite;</text:p>
        </text:list-item>
        <text:list-item>
          <text:p text:style-name="P25">O sistema envia o(s) convite(s) ao(s) e-mail(s) do(s) candidato(s) a usuário(s) contendo:</text:p>
        </text:list-item>
      </text:list>
      <text:p text:style-name="P11">- Mensagem informando que o usuário foi adicionado ao Sistema:</text:p>
      <text:p text:style-name="P11"><text:tab/>a.<text:tab/>“Olá, você foi adicionado ao Sistema do Memória Virtual”;</text:p>
      <text:p text:style-name="P11">- Mensagem de instruções:</text:p>
      <text:p text:style-name="P11"><text:tab/>a.<text:tab/>“Clique no link abaixo para aceitar o convite: &lt;link&gt;”;</text:p>
      <text:p text:style-name="P11">- Mensagem informando o prazo de validade do convite:</text:p>
      <text:p text:style-name="P11"><text:tab/>a.<text:tab/>“O prazo de validade do convite é de &lt;número de dias escolhido pelo Administrador/Gerente que está enviando o convite&gt; dias”;</text:p>
      <text:p text:style-name="P11">- Mensagem personalizada, caso exista, escrita pelo Administrador/Gerente, </text:p>
      <text:list xml:id="list1978385576" text:continue-numbering="true" text:style-name="WW8Num7">
        <text:list-item>
          <text:p text:style-name="P25"><text:s/>O sistema exibe a mensagem “Convite(s) Enviado(s)”.</text:p>
        </text:list-item>
        <text:list-item>
          <text:p text:style-name="P25">O caso de uso termina.</text:p>
        </text:list-item>
      </text:list>
      <text:h text:style-name="P29" text:outline-level="1">Fluxos Alternativos</text:h>
      <text:p text:style-name="P13">Fluxo Alternativo 1</text:p>
      <text:p text:style-name="P9">Se no passo 3 do fluxo básico o e-mail fornecido é mal formatado, ou seja, não possui caracteres típicos de um endereço de e-mail, então: <text:s/></text:p>
      <text:list xml:id="list340462383" text:style-name="WW8Num2">
        <text:list-item text:start-value="1">
          <text:p text:style-name="P26">O sistema exibe a mensagem: “E-mail inválido” e em seguida a mensagem “Redirecionando para a tela de Envio de Convites”;</text:p>
        </text:list-item>
        <text:list-item>
          <text:p text:style-name="P26">O sistema deve voltar à tela de envio de convite.</text:p>
        </text:list-item>
      </text:list>
      <text:p text:style-name="P14">Fluxo Alternativo 2</text:p>
      <text:p text:style-name="P9">Se no passo 3 do fluxo básico o e-mail fornecido já existe para a mesma instituição no sistema, então:</text:p>
      <text:list xml:id="list1667070886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p text:style-name="P26">O sistema exibe a mensagem: “E-mail já cadastrado no sistema”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">O sistema deve voltar à tela de envio de convite.</text:p>
        </text:list-item>
      </text:list>
      <text:p text:style-name="P14">Fluxo Alternativo 3</text:p>
      <text:p text:style-name="P16"><text:span text:style-name="Fonte_20_parág._20_padrão"><text:span text:style-name="T8">Se nos passo 3 e 4 do Fluxo Básico as informações não forem fornecidas ao sistema e o usuário tentar ir para o passo 6, então:</text:span></text:span></text:p>
      <text:list xml:id="list199548875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p text:style-name="P28"><text:soft-page-break/>O sistema exibe a mensagem (respeitando o dado não fornecido):</text:p>
                    </text:list-item>
                  </text:list>
                </text:list-item>
              </text:list>
            </text:list-item>
          </text:list>
        </text:list-item>
      </text:list>
      <text:p text:style-name="P17">a.<text:tab/>“O campo e-mail não foi preenchido”;</text:p>
      <text:p text:style-name="P17">b.<text:tab/>“Selecione o prazo de validade do convite;</text:p>
      <text:p text:style-name="P17">c.<text:tab/>“Selecione o nível de acesso ao sistema”;</text:p>
      <text:p text:style-name="P17">d.<text:tab/>“Selecione a Instituição” a qual o candidato a usuário pertence;</text:p>
      <text:p text:style-name="P18">2. O caso de uso retorna ao passo 3 ou 4 de acordo com a informação não fornecida.</text:p>
      <text:p text:style-name="P15">Fluxo Alternativo 4</text:p>
      <text:p text:style-name="P20">Se a qualquer momento o usuário selecionar a opção “Cancelar” o caso de uso termina.</text:p>
      <text:h text:style-name="P29" text:outline-level="1">Pós-condições</text:h>
      <text:p text:style-name="P19">- Fluxo Básico: Um novo(s) usuário(s) com nível de acesso e e-mail fornecidos deve(m) ser criado no sistema.</text:p>
      <text:list xml:id="list1198691233" text:style-name="L1">
        <text:list-item>
          <text:p text:style-name="P21">Fluxo Alternativo 1: Não existe alteração no sistema.</text:p>
        </text:list-item>
      </text:list>
      <text:list xml:id="list1005125058" text:style-name="L2">
        <text:list-item>
          <text:list>
            <text:list-item>
              <text:p text:style-name="P22">Fluxo Alternativo 2: Não existe alteração no sistema.</text:p>
            </text:list-item>
            <text:list-item>
              <text:p text:style-name="P22">Fluxo Alternativo 3: O envio de convite está pendente.</text:p>
            </text:list-item>
            <text:list-item>
              <text:p text:style-name="P22">Fluxo Alternativo 4: Não há alteração no sistema.</text:p>
            </text:list-item>
          </text:list>
        </text:list-item>
      </text:list>
      <text:h text:style-name="P29" text:outline-level="1">Requisitos especiais</text:h>
      <text:list xml:id="list1999149348" text:style-name="L3">
        <text:list-item>
          <text:p text:style-name="P27"><text:span text:style-name="Fonte_20_parág._20_padrão"><text:span text:style-name="T4"><text:s/>Segurança: A url enviada no e-mail, para que o convite possa ser aceito, deve ser segura e codificada.</text:span></text:span></text:p>
        </text:list-item>
        <text:list-item>
          <text:p text:style-name="P27"><text:span text:style-name="Fonte_20_parág._20_padrão"><text:span text:style-name="T8">Performande e Segurança: O sistema deve fazer uma verificação diária buscando convites pendentes (fora do prazo de validade estipulado) para manter a integridade do sistema.</text:span></text:span></text:p>
        </text:list-item>
        <text:list-item>
          <text:p text:style-name="P23"><text:span text:style-name="Fonte_20_parág._20_padrão"><text:span text:style-name="T8">Segurança: Se o usuário logado no sistema não for um dos tipos existentes na </text:span></text:span><text:span text:style-name="Fonte_20_parág._20_padrão"><text:span text:style-name="T7">Breve Descrição dos Atores</text:span></text:span><text:span text:style-name="Fonte_20_parág._20_padrão"><text:span text:style-name="T8"> a opção “Enviar Convite” não deve estar disponível.</text:span></text:span>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.5in" fo:margin-right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20LVL1" style:display-name="WW_CharLFO20LVL1" style:family="text">
      <style:text-properties style:font-name="Courier New" style:font-name-complex="Courier New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1LVL1" style:display-name="WW_CharLFO21LVL1" style:family="text">
      <style:text-properties style:font-name="Symbol"/>
    </style:style>
    <style:style style:name="WW_5f_CharLFO21LVL2" style:display-name="WW_CharLFO21LVL2" style:family="text">
      <style:text-properties style:font-name="Courier New" style:font-name-complex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 style:font-name-complex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 style:font-name-complex="Courier New"/>
    </style:style>
    <style:style style:name="WW_5f_CharLFO21LVL9" style:display-name="WW_CharLFO21LVL9" style:family="text">
      <style:text-properties style:font-name="Wingdings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1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10/09/11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1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3</text:page-number></text:span></text:span><text:span text:style-name="Page_20_Number"><text:span text:style-name="MT1"> de </text:span></text:span><text:span text:style-name="Page_20_Number"><text:span text:style-name="MT2"><text:page-count style:num-format="1">3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9</meta:editing-cycles>
    <meta:editing-duration>PT23M12S</meta:editing-duration>
    <meta:generator>LibreOffice/3.3$Linux LibreOffice_project/330m19$Build-301</meta:generator>
    <dc:date>2011-10-05T15:56:13</dc:date>
    <meta:document-statistic meta:table-count="2" meta:image-count="1" meta:object-count="0" meta:page-count="3" meta:paragraph-count="71" meta:word-count="874" meta:character-count="5091"/>
    <dc:creator>Thiago Bianchi</dc:creator>
  </office:meta>
</office:document-meta>
</file>